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Object.getCre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bject.H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Object.setLock( int 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bject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bject.get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bjec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bject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bject.setCreated( Date crea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